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1a0c" officeooo:paragraph-rsid="00031a0c"/>
    </style:style>
    <style:style style:name="P2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93c1c"/>
    </style:style>
    <style:style style:name="P3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4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5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93c1c" style:font-size-asian="14pt" style:font-size-complex="14pt"/>
    </style:style>
    <style:style style:name="P6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d7fcf" style:font-size-asian="14pt" style:font-size-complex="14pt"/>
    </style:style>
    <style:style style:name="P7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08a33a" officeooo:paragraph-rsid="0008a33a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093c1c" officeooo:paragraph-rsid="00093c1c" style:font-size-asian="8pt" style:font-size-complex="8pt"/>
    </style:style>
    <style:style style:name="P14" style:family="paragraph" style:parent-style-name="Table_20_Contents">
      <style:text-properties fo:font-size="8pt" officeooo:rsid="00093c1c" officeooo:paragraph-rsid="00070ff6" style:font-size-asian="8pt" style:font-size-complex="8pt"/>
    </style:style>
    <style:style style:name="P15" style:family="paragraph" style:parent-style-name="Table_20_Contents">
      <style:text-properties fo:font-size="8pt" officeooo:paragraph-rsid="00093c1c" style:font-size-asian="8pt" style:font-size-complex="8pt"/>
    </style:style>
    <style:style style:name="P16" style:family="paragraph" style:parent-style-name="Table_20_Contents">
      <style:text-properties fo:font-size="8pt" officeooo:rsid="000a3ef9" officeooo:paragraph-rsid="000a3ef9" style:font-size-asian="8pt" style:font-size-complex="8pt"/>
    </style:style>
    <style:style style:name="P17" style:family="paragraph" style:parent-style-name="Table_20_Contents">
      <style:text-properties fo:font-size="8pt" officeooo:rsid="000a3ef9" officeooo:paragraph-rsid="000d7fcf" style:font-size-asian="8pt" style:font-size-complex="8pt"/>
    </style:style>
    <style:style style:name="P18" style:family="paragraph" style:parent-style-name="Table_20_Contents">
      <style:text-properties fo:font-size="8pt" officeooo:paragraph-rsid="000a3ef9" style:font-size-asian="8pt" style:font-size-complex="8pt"/>
    </style:style>
    <style:style style:name="P19" style:family="paragraph" style:parent-style-name="Table_20_Contents">
      <style:text-properties fo:font-size="8pt" officeooo:rsid="000c3992" officeooo:paragraph-rsid="000c399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0c3992" officeooo:paragraph-rsid="000c3992" style:font-size-asian="8pt" style:font-size-complex="8pt"/>
    </style:style>
    <style:style style:name="P21" style:family="paragraph" style:parent-style-name="Table_20_Contents">
      <style:text-properties fo:font-size="8pt" officeooo:rsid="000c3992" officeooo:paragraph-rsid="000d7fcf" style:font-size-asian="8pt" style:font-size-complex="8pt"/>
    </style:style>
    <style:style style:name="P22" style:family="paragraph" style:parent-style-name="Table_20_Contents">
      <style:text-properties fo:font-size="8pt" officeooo:rsid="000d7fcf" officeooo:paragraph-rsid="000d7fcf" style:font-size-asian="8pt" style:font-size-complex="8pt"/>
    </style:style>
    <style:style style:name="P23" style:family="paragraph" style:parent-style-name="Table_20_Contents">
      <style:text-properties fo:font-size="8pt" officeooo:rsid="000d7fcf" officeooo:paragraph-rsid="0010028e" style:font-size-asian="8pt" style:font-size-complex="8pt"/>
    </style:style>
    <style:style style:name="P24" style:family="paragraph" style:parent-style-name="Table_20_Contents">
      <style:text-properties fo:font-size="8pt" officeooo:rsid="000df2e1" officeooo:paragraph-rsid="000df2e1" style:font-size-asian="8pt" style:font-size-complex="8pt"/>
    </style:style>
    <style:style style:name="P25" style:family="paragraph" style:parent-style-name="Table_20_Contents">
      <style:text-properties fo:font-size="8pt" officeooo:rsid="000f99a4" officeooo:paragraph-rsid="000f99a4" style:font-size-asian="8pt" style:font-size-complex="8pt"/>
    </style:style>
    <style:style style:name="P26" style:family="paragraph" style:parent-style-name="Table_20_Contents">
      <style:text-properties fo:font-size="8pt" officeooo:rsid="0010028e" officeooo:paragraph-rsid="0010028e" style:font-size-asian="8pt" style:font-size-complex="8pt"/>
    </style:style>
    <style:style style:name="P27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93c1c"/>
    </style:style>
    <style:style style:name="P28" style:family="paragraph" style:parent-style-name="Table_20_Contents">
      <style:text-properties fo:font-size="8pt" style:font-size-asian="8pt" style:font-size-complex="8pt"/>
    </style:style>
    <style:style style:name="P29" style:family="paragraph" style:parent-style-name="Table_20_Contents">
      <style:text-properties fo:font-size="8pt" officeooo:rsid="0010028e" officeooo:paragraph-rsid="0010028e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1" style:family="paragraph" style:parent-style-name="Table_20_Contents">
      <style:text-properties fo:font-size="8pt" officeooo:rsid="001817b0" officeooo:paragraph-rsid="001817b0" style:font-size-asian="8pt" style:font-size-complex="8pt"/>
    </style:style>
    <style:style style:name="P32" style:family="paragraph" style:parent-style-name="Table_20_Contents">
      <style:text-properties fo:font-size="8pt" officeooo:rsid="001978eb" officeooo:paragraph-rsid="001978eb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1978eb" officeooo:paragraph-rsid="001978eb" style:font-size-asian="8pt" style:font-size-complex="8pt"/>
    </style:style>
    <style:style style:name="P34" style:family="paragraph" style:parent-style-name="Table_20_Contents">
      <style:text-properties fo:font-size="8pt" officeooo:rsid="000c3992" officeooo:paragraph-rsid="000c3992" style:font-size-asian="8pt" style:font-size-complex="8pt"/>
    </style:style>
    <style:style style:name="P35" style:family="paragraph" style:parent-style-name="Text_20_body">
      <style:text-properties officeooo:rsid="00031a0c" officeooo:paragraph-rsid="00031a0c"/>
    </style:style>
    <style:style style:name="P36" style:family="paragraph" style:parent-style-name="Text_20_body" style:list-style-name="L1">
      <style:text-properties officeooo:rsid="0019fa61" officeooo:paragraph-rsid="0019fa61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officeooo:rsid="0008a33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655d0" style:font-size-asian="14pt" style:font-size-complex="14pt"/>
    </style:style>
    <style:style style:name="T4" style:family="text">
      <style:text-properties officeooo:rsid="00093c1c"/>
    </style:style>
    <style:style style:name="T5" style:family="text">
      <style:text-properties officeooo:rsid="000a3ef9"/>
    </style:style>
    <style:style style:name="T6" style:family="text">
      <style:text-properties officeooo:rsid="000c3992"/>
    </style:style>
    <style:style style:name="T7" style:family="text">
      <style:text-properties officeooo:rsid="000d7fcf"/>
    </style:style>
    <style:style style:name="T8" style:family="text">
      <style:text-properties officeooo:rsid="0010028e"/>
    </style:style>
    <style:style style:name="T9" style:family="text">
      <style:text-properties officeooo:rsid="001622ad"/>
    </style:style>
    <style:style style:name="T10" style:family="text">
      <style:text-properties officeooo:rsid="001978eb"/>
    </style:style>
    <style:style style:name="T11" style:family="text">
      <style:text-properties officeooo:rsid="001be85e"/>
    </style:style>
    <style:style style:name="T12" style:family="text">
      <style:text-properties officeooo:rsid="001d0a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Oxford Hackspace Risk Assessment</text:p>
      <text:p text:style-name="P4"/>
      <text:p text:style-name="P5">Equipment / activity:<text:tab/><text:span text:style-name="T6">Roland MDX-40 CNC Mill</text:span></text:p>
      <text:p text:style-name="P6">Assessment conducted by:<text:tab/><text:span text:style-name="T6">Paul Riggs (OxHack Technician), based on earlier assessment by Tim Stephens</text:span></text:p>
      <text:p text:style-name="P2"><text:span text:style-name="T2">Date of assessment:<text:tab/></text:span><text:span text:style-name="T3">4 July 2016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7">What are the hazards?</text:p>
            </table:table-cell>
            <table:table-cell table:style-name="Table1.A1" office:value-type="string">
              <text:p text:style-name="P7">Who/what harm may result?</text:p>
            </table:table-cell>
            <table:table-cell table:style-name="Table1.A1" office:value-type="string">
              <text:p text:style-name="P8">What actions are being taken?</text:p>
            </table:table-cell>
            <table:table-cell table:style-name="Table1.A1" office:value-type="string">
              <text:p text:style-name="P8">What further action is necessary?</text:p>
            </table:table-cell>
            <table:table-cell table:style-name="Table1.A1" office:value-type="string">
              <text:p text:style-name="P8">Action by who?</text:p>
            </table:table-cell>
            <table:table-cell table:style-name="Table1.A1" office:value-type="string">
              <text:p text:style-name="P8">Action by when?</text:p>
            </table:table-cell>
            <table:table-cell table:style-name="Table1.G1" office:value-type="string">
              <text:p text:style-name="P8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4">Electric shock whilst maintaining the equipment</text:p>
          </table:table-cell>
          <table:table-cell table:style-name="Table1.A2" office:value-type="string">
            <text:p text:style-name="P13">Severe injury to maintenance personnel servicing machine</text:p>
          </table:table-cell>
          <table:table-cell table:style-name="Table1.A2" office:value-type="string">
            <text:p text:style-name="P13">- Covers and guards fitted to all electrical systems.<text:line-break/>- Training log kept of qualified personnel. Servicing carried out by suitably trained personnel. Covers off work on non-electrical components to be carried out only when system isolated from mains.</text:p>
            <text:p text:style-name="P13">- Servicing to be carried out only by suitably qualified personnel</text:p>
            <text:p text:style-name="P13">- Covers off work to be carried out only when system isolated from mains.</text:p>
          </table:table-cell>
          <table:table-cell table:style-name="Table1.A2" office:value-type="string">
            <text:p text:style-name="P16">None</text:p>
          </table:table-cell>
          <table:table-cell table:style-name="Table1.A2" office:value-type="string">
            <text:p text:style-name="P10">PR</text:p>
          </table:table-cell>
          <table:table-cell table:style-name="Table1.A2" office:value-type="string">
            <text:p text:style-name="P10"><text:span text:style-name="T1">4</text:span>/<text:span text:style-name="T1">7</text:span>/201<text:span text:style-name="T1">6</text:span></text:p>
          </table:table-cell>
          <table:table-cell table:style-name="Table1.G2" office:value-type="string">
            <text:p text:style-name="P11">4/7/2016</text:p>
          </table:table-cell>
        </table:table-row>
        <table:table-row table:style-name="Table1.1">
          <table:table-cell table:style-name="Table1.A2" office:value-type="string">
            <text:p text:style-name="P13">Cutting injury from spinning tool</text:p>
          </table:table-cell>
          <table:table-cell table:style-name="Table1.A2" office:value-type="string">
            <text:p text:style-name="P13">Minor injury to users</text:p>
          </table:table-cell>
          <table:table-cell table:style-name="Table1.A2" office:value-type="string">
            <text:p text:style-name="P9">- <text:span text:style-name="T4">Interlock present on machine, brakes tool immediately if opened</text:span></text:p>
          </table:table-cell>
          <table:table-cell table:style-name="Table1.A2" office:value-type="string">
            <text:p text:style-name="P16">Non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3">Workpiece thrown from bed</text:p>
          </table:table-cell>
          <table:table-cell table:style-name="Table1.A2" office:value-type="string">
            <text:p text:style-name="P13">Minor injury to users, bystanders</text:p>
          </table:table-cell>
          <table:table-cell table:style-name="Table1.A2" office:value-type="string">
            <text:p text:style-name="P15">- <text:span text:style-name="T5">Machine has interlocked cover; will not operate if cover is opened</text:span></text:p>
            <text:p text:style-name="P15">- <text:span text:style-name="T5">Users to be trained in correctly clamping workpiece</text:span></text:p>
          </table:table-cell>
          <table:table-cell table:style-name="Table1.A2" office:value-type="string">
            <text:p text:style-name="P16">Non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6">Tool breakage ejects parts at speed</text:p>
          </table:table-cell>
          <table:table-cell table:style-name="Table1.A2" office:value-type="string">
            <text:p text:style-name="P13"><text:span text:style-name="T5">Eye damage, m</text:span>inor injury to users, bystanders</text:p>
          </table:table-cell>
          <table:table-cell table:style-name="Table1.A2" office:value-type="string">
            <text:p text:style-name="P18">- <text:span text:style-name="T5">Machine has interlocked cover; will not operate if cover is opened</text:span></text:p>
          </table:table-cell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6">Workpiece / tool may become hot while operating</text:p>
          </table:table-cell>
          <table:table-cell table:style-name="Table1.A2" office:value-type="string">
            <text:p text:style-name="P16">Minor burns to user</text:p>
          </table:table-cell>
          <table:table-cell table:style-name="Table1.A2" office:value-type="string">
            <text:p text:style-name="P9">- <text:span text:style-name="T9">Warning sticker on machine</text:span></text:p>
            <text:p text:style-name="P9">- <text:span text:style-name="T5">Train users to expect hot parts and exercise caution</text:span></text:p>
          </table:table-cell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9">Dust from cutting operation</text:p>
          </table:table-cell>
          <table:table-cell table:style-name="Table1.A2" office:value-type="string">
            <text:p text:style-name="P19">Irritation, potential adverse health effects to users and bystanders</text:p>
          </table:table-cell>
          <table:table-cell table:style-name="Table1.A2" office:value-type="string">
            <text:p text:style-name="P9">- <text:span text:style-name="T6">Dust extraction is provided</text:span></text:p>
            <text:p text:style-name="P9">- <text:span text:style-name="T6">Train users to use extraction whenever appropriate</text:span></text:p>
          </table:table-cell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ext:soft-page-break/>
        <table:table-row table:style-name="Table1.1">
          <table:table-cell table:style-name="Table1.A2" office:value-type="string">
            <text:p text:style-name="P19">Fumes from cutting operation</text:p>
          </table:table-cell>
          <table:table-cell table:style-name="Table1.A2" office:value-type="string">
            <text:p text:style-name="P19">Irritation, potential adverse health effects to users and bystanders</text:p>
          </table:table-cell>
          <table:table-cell table:style-name="Table1.A2" office:value-type="string">
            <text:p text:style-name="P9">- <text:span text:style-name="T6">Harmful fumes not expected from normal use of the mill</text:span></text:p>
            <text:p text:style-name="P9">- <text:span text:style-name="T6">Train users to report incidents where fumes are noticeable</text:span></text:p>
          </table:table-cell>
          <table:table-cell table:style-name="Table1.A2" office:value-type="string">
            <text:p text:style-name="P19">- Evaluate whether any further mitigations around fumes are warranted.</text:p>
          </table:table-cell>
          <table:table-cell table:style-name="Table1.A2" office:value-type="string">
            <text:p text:style-name="P20">Tech.</text:p>
          </table:table-cell>
          <table:table-cell table:style-name="Table1.A2" office:value-type="string">
            <text:p text:style-name="P20">31/1/2017</text:p>
          </table:table-cell>
          <table:table-cell table:style-name="Table1.G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9">Injury during set-up of machine for different operation (e.g. conversion to 4th axis<text:span text:style-name="T7">)</text:span></text:p>
          </table:table-cell>
          <table:table-cell table:style-name="Table1.A2" office:value-type="string">
            <text:p text:style-name="P21"><text:span text:style-name="T7">Minor injury to users by </text:span>dropping components on feet/hands, cuts etc.</text:p>
          </table:table-cell>
          <table:table-cell table:style-name="Table1.A2" office:value-type="string">
            <text:p text:style-name="P19">- Only specifically trained users to be allowed to adjust tooling</text:p>
            <text:p text:style-name="P19">- PPE <text:span text:style-name="T7">is available </text:span>as <text:span text:style-name="T7">required</text:span></text:p>
          </table:table-cell>
          <table:table-cell table:style-name="Table1.A2" office:value-type="string">
            <text:p text:style-name="P22">Non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24">Use of mill by <text:span text:style-name="T8">incompetent</text:span> people</text:p>
          </table:table-cell>
          <table:table-cell table:style-name="Table1.A2" office:value-type="string">
            <text:p text:style-name="P25">Injury to user</text:p>
          </table:table-cell>
          <table:table-cell table:style-name="Table1.A2" office:value-type="string">
            <text:p text:style-name="P26">- Training is mandatory for all users of the mill</text:p>
            <text:p text:style-name="P23">- Machine is interlocked and fitted with emergency stop button</text:p>
            <text:p text:style-name="P23">- Young people must be mature enough to understand risks associated with tool use, and carefully follow safety instructions</text:p>
            <text:p text:style-name="P22">- Minors to be allowed to use equipment only with supervision by adult trained in the use of the machine</text:p>
          </table:table-cell>
          <table:table-cell table:style-name="Table1.A2" office:value-type="string">
            <text:p text:style-name="P25">None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31">Damage to mill causing dangerous operation</text:p>
          </table:table-cell>
          <table:table-cell table:style-name="Table1.A2" office:value-type="string">
            <text:p text:style-name="P32">Injury to user, further damage to machine</text:p>
          </table:table-cell>
          <table:table-cell table:style-name="Table1.A2" office:value-type="string">
            <text:p text:style-name="P26">- <text:span text:style-name="T10">Train users to report any problems they cause / notice</text:span></text:p>
          </table:table-cell>
          <table:table-cell table:style-name="Table1.A2" office:value-type="string">
            <text:p text:style-name="P19">- Evaluate whether <text:span text:style-name="T10">regular inspections</text:span> are warranted.</text:p>
          </table:table-cell>
          <table:table-cell table:style-name="Table1.A2" office:value-type="string">
            <text:p text:style-name="P33">Tech.</text:p>
          </table:table-cell>
          <table:table-cell table:style-name="Table1.A2" office:value-type="string">
            <text:p text:style-name="P33">31/1/2017</text:p>
          </table:table-cell>
          <table:table-cell table:style-name="Table1.G2" office:value-type="string">
            <text:p text:style-name="P12"/>
          </table:table-cell>
        </table:table-row>
      </table:table>
      <text:p text:style-name="P1"/>
      <text:p text:style-name="P1"/>
      <text:p text:style-name="P37">Trainee checklist</text:p>
      <text:p text:style-name="Text_20_body">T<text:span text:style-name="T12">o ensure t</text:span>rainees <text:span text:style-name="T12">understand how to comply with the actions stated above, they</text:span> <text:span text:style-name="T12">should be asked to sign off on each of the following points.</text:span></text:p>
      <text:list xml:id="list4528212488052320606" text:style-name="L1">
        <text:list-item>
          <text:p text:style-name="P36">I have completed and understood the Oxford Hackspace Roland MDX-40 CNC mill training.</text:p>
        </text:list-item>
        <text:list-item>
          <text:p text:style-name="P36">I will not attempt maintenance <text:span text:style-name="T12">of the mill</text:span> that involves <text:span text:style-name="T12">taking off its</text:span> covers.</text:p>
        </text:list-item>
        <text:list-item>
          <text:p text:style-name="P36">I understand <text:span text:style-name="T12">that </text:span>the mill's interlock is a safety feature and should not be overridden.</text:p>
        </text:list-item>
        <text:list-item>
          <text:p text:style-name="P36">I understand how to clamp materials correctly, and will do so.</text:p>
        </text:list-item>
        <text:list-item>
          <text:p text:style-name="P36">I understand parts can get hot while machining, <text:span text:style-name="T12">and</text:span> will take appropriate precautions.</text:p>
        </text:list-item>
        <text:list-item>
          <text:p text:style-name="P36">I understand the dangers of producing dust, and will use extraction whenever appropriate.</text:p>
        </text:list-item>
        <text:list-item>
          <text:p text:style-name="P36">I will be vigilant and report any incidents where fumes are noticeable during a milling operation.</text:p>
        </text:list-item>
        <text:list-item>
          <text:p text:style-name="P36">I'm aware that PPE is available, and will use it whenever appropriate.</text:p>
        </text:list-item>
        <text:list-item>
          <text:p text:style-name="P36">I will report any problems, or damage to the mill, that I cause or notice.</text:p>
        </text:list-item>
        <text:list-item>
          <text:p text:style-name="P36">If uncertain about any <text:span text:style-name="T12">details </text:span>of the above situations, I will seek help <text:span text:style-name="T11">before proceeding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08-19T16:04:42.984000000</dc:date>
    <meta:editing-duration>P1DT21H9M11S</meta:editing-duration>
    <meta:editing-cycles>12</meta:editing-cycles>
    <meta:generator>LibreOffice/5.1.4.2$Windows_x86 LibreOffice_project/f99d75f39f1c57ebdd7ffc5f42867c12031db97a</meta:generator>
    <meta:document-statistic meta:table-count="1" meta:image-count="0" meta:object-count="0" meta:page-count="3" meta:paragraph-count="80" meta:word-count="633" meta:character-count="3791" meta:non-whitespace-character-count="3248"/>
  </office:meta>
</office:document-meta>
</file>